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Bridge.getResourc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Bridge.getFile( String file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SystemBridge.getBas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Bridge.getResourc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Bridge.setResourceLoader( ResourceLoa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